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0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2; FP2 - Relaxing In The Horn Pile I See</text:p>
      <text:p text:style-name="P1">That Sounds Nice</text:p>
      <text:p text:style-name="P1">But It Really Doesnt Look Like There Is Much Room In That Pile Of Horns At All And I Should Get Going Anyway</text:p>
      <text:p text:style-name="P1">Um</text:p>
      <text:p text:style-name="P1">Okay I Will Leave You Be</text:p>
      <text:p text:style-name="P1">Uhh</text:p>
      <text:p text:style-name="P1">_</text:p>
      <text:p text:style-name="P1">KV3: What Was That About</text:p>
      <text:p text:style-name="P1">Maybe You Should Go Say Something To Her</text:p>
      <text:p text:style-name="P1">Squirreling</text:p>
      <text:p text:style-name="P1">Oh</text:p>
      <text:p text:style-name="P1">Well I Think The Chests Are Fun They Make For Nice Surprises</text:p>
      <text:p text:style-name="P1">Okay Then</text:p>
      <text:p text:style-name="P1">If I See Her Along My Way Ill Let Her Know You Want To Talk</text:p>
      <text:p text:style-name="P1">If You Dont Think Thats Too Meddlesome Of Me</text:p>
      <text:p text:style-name="P1">KV4 - Im Returning To The Core To Deposit The Matriorb</text:p>
      <text:p text:style-name="P1">Wish Me Luck</text:p>
      <text:p text:style-name="P1">Ill Only Be Gone For A Few Minutes</text:p>
      <text:p text:style-name="P1">Anyway Youre Doing A Good Job And I Think You Can Manage To Cope With My Momentary Absense</text:p>
      <text:p text:style-name="P1">Thanks</text:p>
      <text:p text:style-name="P1">KV5 - It Sounds Like Youve Been Talking To The Jade Human Like You Said You Would</text:p>
      <text:p text:style-name="P1">I Just Used The Jade Human Satirically For No Reason It Is Just One Of Many Ways In Which Im Becoming More Multicultural</text:p>
      <text:p text:style-name="P1">Have You Found Her Password System To Be Practical</text:p>
      <text:p text:style-name="P1">It Sounds Like You Like Her</text:p>
      <text:p text:style-name="P1"><text:soft-page-break/>Well She Is Giving You A Reason To Be Frustrated And Loud What More Could You Ask For In A Friend</text:p>
      <text:p text:style-name="P1">Shes Quite Considerate Actually</text:p>
      <text:p text:style-name="P1">Do You Think Terezi Is Aware Of Your Interactions With Her</text:p>
      <text:p text:style-name="P1">I Don't Want To Sound Meddlesome Because I Know People Dont Like That Much But Didn't You and She Used To Have A Thing Like That</text:p>
      <text:p text:style-name="P1">Well Didn't You</text:p>
      <text:p text:style-name="P1">Maybe She Thinks You Are Trying To Make Her Jealous</text:p>
      <text:p text:style-name="P1">Do You Actually Believe She Was Pretending</text:p>
      <text:p text:style-name="P1">Maybe You Should Try Not To Be So Quick To Dismiss The Sincerity Of Peoples Emotions</text:p>
      <text:p text:style-name="P1">...</text:p>
      <text:p text:style-name="P1">I Wasnt Actually Crying Just Now I Was Exaggerating My Reaction For Effect</text:p>
      <text:p text:style-name="P1">_</text:p>
      <text:p text:style-name="P1">EA2 - For What</text:p>
      <text:p text:style-name="P1">But I Didnt Even Really Train You I Just Made You a Wand</text:p>
      <text:p text:style-name="P1">Okay Then Youre Welcome</text:p>
      <text:p text:style-name="P1">I Hope You Use Your Magnificent Powers Of Light And Hope For Goodness And Purity And Lets Not Forget Science</text:p>
      <text:p text:style-name="P1">Uh Oh I Hope That Didnt Come Off As Too Sarcastic</text:p>
      <text:p text:style-name="P1">The Thing I Just Said</text:p>
      <text:p text:style-name="P1">I Didnt Even Realize How Sarcastic I Was Being Its Starting To Become a Problem I Think</text:p>
      <text:p text:style-name="P1">Please Dont Take Too Much Offense</text:p>
      <text:p text:style-name="P1">Um Sure</text:p>
      <text:p text:style-name="P1">A Little Later Maybe</text:p>
      <text:p text:style-name="P1">The Matriorb</text:p>
      <text:p text:style-name="P1">I Was About To Go Hatch It In The Core To Restore Our Race</text:p>
      <text:p text:style-name="P1"><text:soft-page-break/>I Hope Its Hopeful</text:p>
      <text:p text:style-name="P1">But</text:p>
      <text:p text:style-name="P1">Fine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51" meta:word-count="416" meta:character-count="2017"/>
    <meta:generator>OpenOffice/4.1.2$Win32 OpenOffice.org_project/412m3$Build-9782</meta:generator>
  </office:meta>
</office:document-meta>
</file>